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alatino Linotype" svg:font-family="'Palatino Linotype'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1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3e4034"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3e4034" style:font-name="Times New Roman1" fo:font-size="12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1" fo:font-size="12pt"/>
    </style:style>
    <style:style style:name="P8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CISÃO</text:p>
      <text:p text:style-name="P7">Trata-se de execução penal em desfavor de VIVIANO LIMA DE SOUZA, na qual foi concedida progressão de regime para o semiaberto (evento 16).</text:p>
      <text:p text:style-name="P7">Ocorre que, no evento 20, a secretaria certificou que consta no SAJ a ação penal nº 0018517-53.2002.8.20.0001, da 10ª Vara Criminal de Natal, pendente de unificação neste autos.</text:p>
      <text:p text:style-name="P7">Juntou, ainda, documentos que comprovam que as peças foram remetidas para 1ª Vara Criminal de Parnamirim desde 13/05/2011 (evento 20.2), que deixou de autuar o PEC para fins de unificação. </text:p>
      <text:p text:style-name="P8">É o relatório. Decido.</text:p>
      <text:p text:style-name="P4">Apesar de atendido o requisito objetivo neste PEC, agora não se há de conceder o benefício de progressão de regime, pois é necessária, antes, proceder à unificação das penas e consequente atualização dos cálculos dos benefícios, expedindo-se guia de execução penal atualizada.</text:p>
      <text:p text:style-name="P4">Ante o exposto, revogo a decisão de evento 16 e determino que seja retirada da Guia de Execução Penal a progressão de regime lançada no evento 19.</text:p>
      <text:p text:style-name="P4">Deixo de determinar diligências para unificação das penas, uma vez que a secretaria já oficiou a vara responsável no evento 17.</text:p>
      <text:p text:style-name="P4">P.R.I. Cumpra-se. </text:p>
      <text:p text:style-name="P4">Ciência ao MP e à Defensoria Pública, se necessári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alatino Linotype" svg:font-family="'Palatino Linotype'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18:39.021000000</meta:creation-date>
    <dc:date>2020-02-14T08:16:33.857000000</dc:date>
    <meta:editing-duration>PT16H47M44S</meta:editing-duration>
    <meta:editing-cycles>1</meta:editing-cycles>
    <meta:document-statistic meta:table-count="0" meta:image-count="0" meta:object-count="0" meta:page-count="1" meta:paragraph-count="10" meta:word-count="187" meta:character-count="1152" meta:non-whitespace-character-count="973"/>
    <meta:generator>LibreOffice/5.3.1.2$Windows_X86_64 LibreOffice_project/e80a0e0fd1875e1696614d24c32df0f95f03deb2</meta:generator>
  </office:meta>
</office:document-meta>
</file>